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ftware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ibdesk source : <text:a xlink:href="https://sourceforge.net/p/bibdesk/news/" xlink:type="simple">https://sourceforge.net/p/bibdesk/news/</text:a></text:p>
          </table:table-cell>
          <table:table-cell/>
          <table:table-cell office:value-type="string" calcext:value-type="string">
            <text:p>-&gt; bug close window full screen 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multiag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oc.akka.io/docs/akka/current/" xlink:type="simple">https://doc.akka.io/docs/akka/curren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sh tunne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davrodpin.github.io/mole/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 package : missing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ran.r-project.org/web/packages/mi/mi.pdf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ODO when plotting distribs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icahallen.org/2018/03/15/introducing-raincloud-plots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 : 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ran.r-project.org/web/packages/e1071/vignettes/svmdoc.pd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shiny.rstudio.com/gallery/plot-interaction-zoom.htm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with 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indrajeetpatil.github.io/ggstatsplot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complexity-explorables.org/explorables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wik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ttps://piwik.org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ala implic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youtube.com/watch?v=br6035SKu-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capta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ecthros/uncaptcha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ouvrirlascience.fr/visa-tm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quest text mining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 equilibrium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a xlink:href="https://github.com/ices-tools-prod/msy" xlink:type="simple">https://github.com/ices-tools-prod/ms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ython ld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a xlink:href="https://pythonhosted.org/lda/api.html#module-lda.lda" xlink:type="simple">https://pythonhosted.org/lda/api.html#module-lda.lda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0:32:51.84325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32:40.135990000</meta:creation-date>
    <dc:date>2019-11-07T10:33:37.841684000</dc:date>
    <meta:editing-duration>PT9M15S</meta:editing-duration>
    <meta:editing-cycles>15</meta:editing-cycles>
    <meta:generator>LibreOffice/5.4.6.2$MacOSX_X86_64 LibreOffice_project/4014ce260a04f1026ba855d3b8d91541c224eab8</meta:generator>
    <meta:document-statistic meta:table-count="1" meta:cell-count="29" meta:object-count="0"/>
    <meta:user-defined meta:name=""/>
  </office:meta>
</office:document-meta>
</file>